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41b" officeooo:paragraph-rsid="000af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21:36.183073283</meta:creation-date>
    <dc:date>2023-02-12T20:21:52.202251544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2.2$Linux_X86_64 LibreOffice_project/30$Build-2</meta:generator>
  </office:meta>
</office:document-meta>
</file>